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ug 4417 4424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fixed both the bugs and tested for loader functionality of the page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issue for password and confirm password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In labels member edit page the password and confirm password field were not present,so added both the field and checked for db updation.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merging files and testing 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merged all the changes for gagans with ny files and tested the wholes changes mad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2" office:value-type="string">
            <text:p>Test case and approach analysis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reated an approach for the db query to bring data for social sales trends area and created test case for it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20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9T20:41:34</dc:date>
    <meta:editing-cycles>232</meta:editing-cycles>
    <meta:editing-duration>P25DT16H59M49S</meta:editing-duration>
    <meta:generator>BrOffice.org/3.3$Linux OpenOffice.org_project/330m20$Build-9567</meta:generator>
    <meta:document-statistic meta:table-count="1" meta:cell-count="21" meta:object-count="0"/>
  </office:meta>
</office:document-meta>
</file>